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list-style-name="L2">
      <style:text-properties style:font-name="Liberation Serif"/>
    </style:style>
    <style:style style:name="T1" style:family="text">
      <style:text-properties officeooo:rsid="00110268"/>
    </style:style>
    <style:style style:name="T2" style:family="text">
      <style:text-properties officeooo:rsid="0012bc55"/>
    </style:style>
    <style:style style:name="T3" style:family="text">
      <style:text-properties officeooo:rsid="001342d1"/>
    </style:style>
    <style:style style:name="T4" style:family="text">
      <style:text-properties officeooo:rsid="00163f62"/>
    </style:style>
    <style:style style:name="T5" style:family="text">
      <style:text-properties officeooo:rsid="0017cfbc"/>
    </style:style>
    <style:style style:name="T6" style:family="text">
      <style:text-properties officeooo:rsid="001bf706"/>
    </style:style>
    <style:style style:name="T7" style:family="text">
      <style:text-properties style:text-underline-style="none" officeooo:rsid="001bf706"/>
    </style:style>
    <style:style style:name="T8" style:family="text">
      <style:text-properties officeooo:rsid="00223d56"/>
    </style:style>
    <style:style style:name="T9" style:family="text">
      <style:text-properties officeooo:rsid="00244cf9"/>
    </style:style>
    <style:style style:name="T10" style:family="text">
      <style:text-properties officeooo:rsid="0025b13d"/>
    </style:style>
    <style:style style:name="T11" style:family="text">
      <style:text-properties officeooo:rsid="0027d7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05284502" text:style-name="L2">
        <text:list-item>
          <text:p text:style-name="P2"><text:span text:style-name="T1">It </text:span><text:span text:style-name="T4">has been</text:span><text:span text:style-name="T1"> raining since last night, and it looks as if it may rain for the rest of the day.</text:span></text:p>
        </text:list-item>
        <text:list-item>
          <text:p text:style-name="P2">My school will hold a food and fun fair next month to raise money for the school building.</text:p>
        </text:list-item>
        <text:list-item>
          <text:p text:style-name="P2"><text:span text:style-name="T1">Look! Those bees are buzzing round the flowers. The bees </text:span><text:span text:style-name="T5">are</text:span><text:span text:style-name="T1"> not only collect honey, but they <text:s/>polinate the flowers as well.</text:span></text:p>
        </text:list-item>
        <text:list-item>
          <text:p text:style-name="P2">Mary told him what <text:span text:style-name="T7">had</text:span><text:span text:style-name="T6"> </text:span>happened to his dog, so she ran home to see how it was.</text:p>
        </text:list-item>
        <text:list-item>
          <text:p text:style-name="P2">Has the taxi come yet? It is already ten minutes late. I hope it is here soon.</text:p>
        </text:list-item>
        <text:list-item>
          <text:p text:style-name="P2">We went shopping last weekend. Threr was a great crowd at the shopping center. Most of the people were doing their New Year’s shopping.</text:p>
        </text:list-item>
        <text:list-item>
          <text:p text:style-name="P2">It is a fine morning today. The birds are singing in the trees, and there is not a cloud in the sky.</text:p>
        </text:list-item>
        <text:list-item>
          <text:p text:style-name="P2">That child is always asking questions. Sometimes he asks such compliclated questiones that I become puzzled, too.</text:p>
        </text:list-item>
        <text:list-item>
          <text:p text:style-name="P2">I thought the grass needed cutting , but the lawn mower is our of order. <text:span text:style-name="T8">Therefore I had to cut the grass with a pair of shears.</text:span></text:p>
        </text:list-item>
        <text:list-item>
          <text:p text:style-name="P2">Your friends have been waiting for you for over an hour. Where have you been all this time? You were out for almost four hours.</text:p>
        </text:list-item>
        <text:list-item>
          <text:p text:style-name="P2">She mopped the floor when <text:span text:style-name="T4">her cousin came in. She scolded him angrily because he made the floor dirty with his muddy shoes.</text:span></text:p>
        </text:list-item>
        <text:list-item>
          <text:p text:style-name="P2">The police are investigating the robbery that took place last week. So far, they have discovered nothing and have arrested no one.</text:p>
        </text:list-item>
        <text:list-item>
          <text:p text:style-name="P2">She was looking very worried for the past few days; but when I asked what the matter was, she said that it was nothing.</text:p>
        </text:list-item>
        <text:list-item>
          <text:p text:style-name="P2"><text:span text:style-name="T4">She says that she </text:span><text:span text:style-name="T9">had </text:span><text:span text:style-name="T4">sent the letter a month ago but so far she has not received any reply. She </text:span><text:span text:style-name="T9">thought</text:span><text:span text:style-name="T4"> that her letter </text:span><text:span text:style-name="T10">had</text:span><text:span text:style-name="T4"> been lost in the post.</text:span></text:p>
        </text:list-item>
        <text:list-item>
          <text:p text:style-name="P2"><text:span text:style-name="T11">He walked along the road, wondering what had happened and where all the people had gone. The streets were deserted, and the stalls were left as they were with fruits and vegitables arranged in neat rows.</text:span> </text:p>
          <text:p text:style-name="P2"/>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20:34:43.557188701</meta:creation-date>
    <meta:generator>LibreOffice/6.4.7.2$Linux_X86_64 LibreOffice_project/40$Build-2</meta:generator>
    <dc:date>2021-09-03T21:12:49.928758178</dc:date>
    <meta:editing-duration>PT34M38S</meta:editing-duration>
    <meta:editing-cycles>14</meta:editing-cycles>
    <meta:document-statistic meta:table-count="0" meta:image-count="0" meta:object-count="0" meta:page-count="1" meta:paragraph-count="15" meta:word-count="362" meta:character-count="1825" meta:non-whitespace-character-count="1491"/>
  </office:meta>
</office:document-meta>
</file>